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af66f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af66f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7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8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XXXXV</text:span><text:span text:style-name="T7">I</text:span><text:span text:style-name="T5">I</text:span><text:span text:style-name="T6">I</text:span></text:p>
      <text:p text:style-name="P2"><text:span text:style-name="T8">Даша, щурясь от лучей теплого солнца, нежилась в кровати. С балкона доносился голос Павла и звуки гитары. Прислушавшись, она поняла, что он поет на французском. Полежав еще пару минут, Девушка встала, прошлась по комнате и, накинув рубашку Алехина, вышла на балкон, тихо подходя к нему сзади и обнимая. Тот лишь улыбнулся и продолжил петь. Закончив петь, он положил гитару, развернулся и добрыми глазами с улыбкой посмотрел на Дашу. </text:span></text:p>
      <text:p text:style-name="P2"><text:span text:style-name="T8">–Ну что ж, с днем рождения! – произнес он, подхватывая девушку на руки. </text:span></text:p>
      <text:p text:style-name="P2"><text:span text:style-name="T8">–И как ты узнал? Джейн или Евгений сказали? – смеясь, сказала она.</text:span></text:p>
      <text:p text:style-name="P2"><text:span text:style-name="T8">–Нет, они сдержали свое обещание молчать, не переживай. Ну и подумай сама, как я могу не знать о твоем дне рождения, встречаясь с тобой. </text:span></text:p>
      <text:p text:style-name="P2"><text:span text:style-name="T8">Девушка, смеясь, обхватила его шею. До конкурса оставалось всего несколько часов. Павел осторожно уложил девушку на кровать и, достав откуда-то пакет, протянул ей. </text:span></text:p>
      <text:p text:style-name="P2"><text:span text:style-name="T8">–Ну, в силу обстоятельств это тебе, – сказал он.</text:span></text:p>
      <text:p text:style-name="P2"><text:span text:style-name="T8">–Мм. Интересненько. И что же это?</text:span></text:p>
      <text:p text:style-name="P2"><text:span text:style-name="T8">–Посмотри, померь. Уверен, сегодня вечером ты будешь неотразима.</text:span></text:p>
      <text:p text:style-name="P2"><text:span text:style-name="T8">Раскрыв пакет, девушка достала несколько коробок. Пока Даша разбирала их, Павел незаметно ушел на балкон. Достав платье, туфли, серьги и шляпу, Даша окинула все это взглядом, заполняясь противоречивыми эмоциями. Ею владели восхищение и некое недовольство от представления того, сколько Павел заплатил за это. </text:span><text:soft-page-break/><text:span text:style-name="T8">Посмотрев еще раз на серьги, она окинула комнату взглядом и не обнаружила Павла.</text:span></text:p>
      <text:p text:style-name="P2"><text:span text:style-name="T8">–Алехин! Живо иди сюда! – строго крикнула девушка, так что у Павла, стоявшего на балконе пробежали мурашки по спине, но, все же, он осторожно направился в комнату. </text:span></text:p>
      <text:p text:style-name="P2"><text:span text:style-name="T8">–Даша, прошу, не убивай. Подумай сначала. Я, конечно, знаю, что прекрасно поняла, что все это стоит очень много, но это все мелочи и все это для тебя. Я хочу, чтобы ты превзошла всех на этом конкурсе. И не надо говорить, что не примешь этот подарок. Я платья точно не ношу – испуганно и торопливо пробормотал Павел, глядя в пол. </text:span></text:p>
      <text:p text:style-name="P2"><text:span text:style-name="T8">Нелепый вид парня рассмешил Дашу и забыв о возмущениях и недовольстве, она обняла его и осторожно коснулась его губ в течение нескольких секунд.</text:span></text:p>
      <text:p text:style-name="P2"><text:span text:style-name="T8">–Спасибо, дурачок! Но в следующий раз не надо так на меня тратиться. А насчет того, что кто-то не носит платья, мы еще посмотрим.</text:span></text:p>
      <text:p text:style-name="P2"><text:span text:style-name="T8">–Эй, а это еще что значит? Ну нееет, я платье не надену! </text:span></text:p>
      <text:p text:style-name="P2"><text:span text:style-name="T8">–Ладно, дай я уже оденусь. Или ты не хочешь увидеть меня в этом? </text:span></text:p>
      <text:p text:style-name="P2"><text:span text:style-name="T8">–Хочу, конечно. К тому же нам уже скоро в путь. Добираться придется на вертолете, а потом по морю.</text:span></text:p>
      <text:p text:style-name="P2"><text:span text:style-name="T8">–Да у нас сегодня прямо приключения, – усмехнулась девушка и пошла одеваться. </text:span></text:p>
      <text:p text:style-name="P2"><text:span text:style-name="T8">Павел надел дорогой итальянский костюм и обернувшись, увидел Дашу. Восхитительное сочетание платья, туфель, шляпы и сережек поразило его. Он попытался что-то сказать, но слова не вязались. </text:span><text:soft-page-break/><text:span text:style-name="T8">Павел стоял, завороженный красотой девушки. В подобранном им наряде сочетались элегантность и точность, дерзость и спокойствие. </text:span></text:p>
      <text:p text:style-name="P2"><text:span text:style-name="T8">–Ты ослепительна! – наконец вымолвил он.</text:span></text:p>
      <text:p text:style-name="P2"><text:span text:style-name="T8">–Костюм классный, – усмехнулась в ответ девушка. </text:span></text:p>
      <text:p text:style-name="P2"><text:span text:style-name="T8">Собрав некоторые вещи, Павел и Даша двинулись к выходу. В какой-то момент Алехин остановился. </text:span></text:p>
      <text:p text:style-name="P2"><text:span text:style-name="T8">–Иди вниз, там тебя встретят Джейн и Евгений. Я скоро догоню, нужно взять еще кое-что.</text:span></text:p>
      <text:p text:style-name="P2"><text:span text:style-name="T8">–Да, хорошо, а что ты хочешь взять? Джейн и Евгений тоже едут? </text:span></text:p>
      <text:p text:style-name="P2"><text:span text:style-name="T8">–Да, они тоже. Я забыл взять приглашения. </text:span></text:p>
      <text:p text:style-name="P2"><text:span text:style-name="T8">–А, ну хорошо. Догоняй. </text:span></text:p>
      <text:p text:style-name="P2"><text:span text:style-name="T8">Даша удалилась, а Павел подошел к сейфу и достал оттуда небольшой кейс. Открыв его, он посмотрел на бархатную коробочку, достал ее и, убрав в пиджак, направился вниз. Через 40 минут вертолет медленно опустился на палубу просторной яхты. </text:span></text:p>
      <text:p text:style-name="P2"><text:span text:style-name="T8">–Та самая яхта? Она еще и с вертолетной площадкой? – спросила Даша, выйдя из вертолета.</text:span></text:p>
      <text:p text:style-name="P2"><text:span text:style-name="T8">–Да, именно она. </text:span></text:p>
      <text:p text:style-name="P2"><text:span text:style-name="T8">–Даже думать не хочу, сколько ты отдал за ее аренду. </text:span></text:p>
      <text:p text:style-name="P2"><text:span text:style-name="T8">–Ну вообще-то это теперь моя яхта. А точнее твоя.</text:span></text:p>
      <text:p text:style-name="P2"><text:span text:style-name="T8">–То есть как это моя?! Нет! Это уже перебор! Даже не думай!</text:span></text:p>
      <text:p text:style-name="P2"><text:span text:style-name="T8">–Успокойся, успокойся. Документы на мое имя, но яхта эта для тебя. </text:span></text:p>
      <text:p text:style-name="P2"><text:span text:style-name="T8">–Я тебя прибью. Как можно столько тратить! Дома поговорим, Павел Алехин! – строго сказала девушка и устремила взгляд в гладь волн. </text:span></text:p>
      <text:p text:style-name="P2"><text:span text:style-name="T8">Алехин встал к штурвалу. Ветер ласково обдувал его лицо и заполнял паруса, а яхта все отдалялась и отдалялась от причал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3:51.752000000</meta:creation-date>
    <dc:date>2022-05-15T19:44:16.507000000</dc:date>
    <meta:editing-duration>PT25S</meta:editing-duration>
    <meta:editing-cycles>1</meta:editing-cycles>
    <meta:document-statistic meta:table-count="0" meta:image-count="0" meta:object-count="0" meta:page-count="3" meta:paragraph-count="35" meta:word-count="642" meta:character-count="4015" meta:non-whitespace-character-count="3377"/>
    <meta:generator>LibreOffice/7.2.2.2$Windows_X86_64 LibreOffice_project/02b2acce88a210515b4a5bb2e46cbfb63fe97d56</meta:generator>
  </office:meta>
</office:document-meta>
</file>